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N Jinx" svg:font-family="'BN Jinx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 style:master-page-name="MP0">
      <style:paragraph-properties fo:text-align="center" style:justify-single-word="false" style:page-number="1" fo:break-before="page"/>
      <style:text-properties style:font-name="BN Jinx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ègles :</text:p>
      <text:p text:style-name="Standard"/>
      <text:p text:style-name="Standard"/>
      <text:p text:style-name="Standard">2 joueurs s’affrontent sur un plateau en 2 dimensions en vue du dessus.</text:p>
      <text:p text:style-name="Standard">Chaque joueur possède un certain nombre d’unités décomposées en 3 classes :</text:p>
      <text:p text:style-name="Standard">-Chevalier</text:p>
      <text:p text:style-name="P1">Très résistant, lent, coups très puissants</text:p>
      <text:p text:style-name="Standard">-Guerrier</text:p>
      <text:p text:style-name="Standard"><text:tab/>Moyennement résistant, rapide, coups puissants</text:p>
      <text:p text:style-name="Standard">-Archer</text:p>
      <text:p text:style-name="Standard"><text:tab/>Peu résistant, moyennement rapide, coups moyens à distance</text:p>
      <text:p text:style-name="Standard"/>
      <text:p text:style-name="Standard">Au début de la partie les 2 joueurs placent chacun leur tour une unité de leur choix sur les case qui leur sont allouées. Une fois toutes leurs unités placées, le combat débute.</text:p>
      <text:p text:style-name="Standard">Le combat se déroule en une succession de tours de jeu entre les différentes unités des 2 joueurs en fonction de leur rapidité. A son tour une unité peut se déplacer et attaquer selon une certaine portée de cases. La partie se finit lorsque toutes les unités adverses sont vainc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N Jinx" svg:font-family="'BN Jinx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fr" fo:country="FR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fr" fo:country="F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next-style-name="Standard" style:class="text">
      <style:paragraph-properties fo:margin-top="0cm" fo:margin-bottom="0.106cm" fo:line-height="100%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fo:line-height="100%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212cm" fo:line-height="100%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64cm" fo:margin-bottom="0.141cm" fo:line-height="100%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94cm" fo:margin-bottom="0.141cm" fo:line-height="100%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423cm" fo:margin-bottom="0.141cm" fo:line-height="100%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41cm" fo:line-height="100%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cm" fo:margin-bottom="0.564cm" fo:line-height="100%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8-01-31T22:19:00Z</meta:creation-date>
    <dc:date>2018-01-31T23:33:32.75</dc:date>
    <meta:editing-cycles>4</meta:editing-cycles>
    <meta:editing-duration>PT4M20S</meta:editing-duration>
    <meta:document-statistic meta:table-count="0" meta:image-count="0" meta:object-count="0" meta:page-count="1" meta:paragraph-count="11" meta:word-count="132" meta:character-count="787"/>
    <meta:template xlink:type="simple" xlink:actuate="onRequest" xlink:title="" xlink:href="Normal.dotm"/>
  </office:meta>
</office:document-meta>
</file>